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true" fo:min-height="2.09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666cm"/>
    </style:style>
    <style:style style:name="gr4" style:family="graphic" style:parent-style-name="standard">
      <style:graphic-properties draw:textarea-horizontal-align="justify" draw:textarea-vertical-align="middle" draw:auto-grow-height="true" fo:min-height="0.551cm" fo:min-width="0cm" fo:wrap-option="no-wrap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true" fo:min-height="0.551cm" fo:min-width="0cm" fo:wrap-option="no-wrap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true" fo:min-height="0.551cm" fo:min-width="0cm" fo:wrap-option="no-wrap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true" fo:min-height="0.551cm" fo:min-width="0cm" fo:wrap-option="no-wrap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true" fo:min-height="0.551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5.215cm"/>
    </style:style>
    <style:style style:name="gr10" style:family="graphic" style:parent-style-name="standard">
      <style:graphic-properties draw:marker-start="Arrowheads_20_1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start="" draw:fill="none" draw:fill-color="#ffffff" fo:min-height="0.507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Arrow" draw:fill="solid" draw:fill-color="#99ccff" draw:textarea-horizontal-align="justify" draw:textarea-vertical-align="middle" draw:auto-grow-height="true" fo:min-height="0.843cm" fo:min-width="0cm" fo:wrap-option="no-wrap"/>
    </style:style>
    <style:style style:name="gr14" style:family="graphic" style:parent-style-name="standard">
      <style:graphic-properties draw:marker-end="Arrow" draw:fill="solid" draw:fill-color="#ffcc99" draw:textarea-horizontal-align="justify" draw:textarea-vertical-align="middle" draw:auto-grow-height="true" fo:min-height="1.285cm" fo:min-width="0cm" fo:wrap-option="no-wrap"/>
    </style:style>
    <style:style style:name="gr15" style:family="graphic" style:parent-style-name="standard">
      <style:graphic-properties draw:marker-end="Arrow" draw:fill="solid" draw:fill-color="#ffcc99" draw:textarea-horizontal-align="justify" draw:textarea-vertical-align="middle" draw:auto-grow-height="true" fo:min-height="0.878cm" fo:min-width="0cm" fo:wrap-option="no-wrap"/>
    </style:style>
    <style:style style:name="gr16" style:family="graphic" style:parent-style-name="standard">
      <style:graphic-properties draw:marker-end="Arrow" draw:fill="solid" draw:fill-color="#ffcc99" draw:textarea-horizontal-align="justify" draw:textarea-vertical-align="middle" draw:auto-grow-height="true" fo:min-height="0.649cm" fo:min-width="0cm" fo:wrap-option="no-wrap"/>
    </style:style>
    <style:style style:name="gr17" style:family="graphic" style:parent-style-name="standard">
      <style:graphic-properties draw:fill="solid" draw:fill-color="#ffff66" draw:textarea-horizontal-align="justify" draw:textarea-vertical-align="middle" draw:auto-grow-height="true" fo:min-height="1.603cm" fo:min-width="0cm" fo:wrap-option="no-wrap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true" fo:min-height="0.967cm" fo:min-width="0cm" fo:wrap-option="no-wrap"/>
    </style:style>
    <style:style style:name="gr19" style:family="graphic" style:parent-style-name="standard">
      <style:graphic-properties draw:marker-end="Arrow" draw:fill="solid" draw:fill-color="#cccccc" draw:textarea-horizontal-align="justify" draw:textarea-vertical-align="middle" draw:auto-grow-height="true" fo:min-height="0.649cm" fo:min-width="0cm" fo:wrap-option="no-wrap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true" fo:min-height="0.967cm" fo:min-width="0cm" fo:wrap-option="no-wrap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true" fo:min-height="2.239cm" fo:min-width="0cm" fo:wrap-option="no-wrap"/>
    </style:style>
    <style:style style:name="gr22" style:family="graphic" style:parent-style-name="standard">
      <style:graphic-properties draw:fill="solid" draw:fill-color="#99ccff" draw:textarea-horizontal-align="justify" draw:textarea-vertical-align="middle" draw:auto-grow-height="true" fo:min-height="0.967cm" fo:min-width="0cm" fo:wrap-option="no-wrap"/>
    </style:style>
    <style:style style:name="gr23" style:family="graphic" style:parent-style-name="standard">
      <style:graphic-properties draw:textarea-horizontal-align="justify" draw:textarea-vertical-align="middle" draw:auto-grow-height="true" fo:min-height="0.967cm" fo:min-width="0cm" fo:wrap-option="no-wrap"/>
    </style:style>
    <style:style style:name="gr2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marker-start="" draw:marker-end="" draw:textarea-horizontal-align="center" draw:textarea-vertical-align="middle"/>
    </style:style>
    <style:style style:name="gr26" style:family="graphic" style:parent-style-name="standard">
      <style:graphic-properties draw:fill="solid" draw:fill-color="#eb613d" draw:textarea-horizontal-align="justify" draw:textarea-vertical-align="middle" draw:auto-grow-height="true" fo:min-height="1.976cm" fo:min-width="0cm" fo:wrap-option="no-wrap"/>
    </style:style>
    <style:style style:name="gr27" style:family="graphic" style:parent-style-name="standard">
      <style:graphic-properties draw:stroke="none" svg:stroke-color="#000000" draw:fill="none" draw:fill-color="#ffffff" fo:min-height="0.385cm"/>
    </style:style>
    <style:style style:name="gr28" style:family="graphic" style:parent-style-name="standard">
      <style:graphic-properties draw:fill="solid" draw:fill-color="#eb613d" draw:textarea-horizontal-align="justify" draw:textarea-vertical-align="middle" draw:auto-grow-height="true" fo:min-height="1.603cm" fo:min-width="0cm" fo:wrap-option="no-wrap"/>
    </style:style>
    <style:style style:name="gr29" style:family="graphic" style:parent-style-name="standard">
      <style:graphic-properties draw:fill="solid" draw:fill-color="#eb613d" draw:textarea-horizontal-align="justify" draw:textarea-vertical-align="middle" draw:auto-grow-height="true" fo:min-height="0.967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margin-left="0cm" fo:margin-right="0cm" fo:text-align="center" fo:text-indent="0cm"/>
      <style:text-properties fo:font-size="8pt" fo:font-weight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0pt" fo:font-weight="bold"/>
    </style:style>
    <style:style style:name="P6" style:family="paragraph">
      <style:paragraph-properties fo:margin-left="0cm" fo:margin-right="0cm" fo:text-align="center" fo:text-indent="0cm"/>
      <style:text-properties fo:font-size="12pt" fo:font-weight="bold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  <style:text-properties fo:font-size="8pt" fo:font-weight="bold"/>
    </style:style>
    <style:style style:name="P12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8pt" fo:font-weight="bold"/>
    </style:style>
    <style:style style:name="T3" style:family="text">
      <style:text-properties fo:font-size="8pt" fo:font-weight="normal"/>
    </style:style>
    <style:style style:name="T4" style:family="text">
      <style:text-properties fo:font-size="20pt" fo:font-weight="bold"/>
    </style:style>
    <style:style style:name="T5" style:family="text">
      <style:text-properties fo:font-size="10pt" fo:font-weight="normal"/>
    </style:style>
    <style:style style:name="T6" style:family="text">
      <style:text-properties fo:font-size="10pt"/>
    </style:style>
    <style:style style:name="T7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83cm" svg:height="2.301cm" svg:x="0.802cm" svg:y="0.98cm">
          <text:p text:style-name="P1"><text:span text:style-name="T1">Connection Type Legend</text:span></text:p>
          <text:p text:style-name="P1"><text:span text:style-name="T1"/></text:p>
          <text:p text:style-name="P1"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" draw:text-style-name="P3" draw:layer="layout" svg:width="6.774cm" svg:height="2.489cm" svg:x="7.36cm" svg:y="3.198cm">
          <text:list text:style-name="L1">
            <text:list-item>
              <text:p text:style-name="P1"><text:span text:style-name="T2">oscar_incomingim_ch2()</text:span></text:p>
            </text:list-item>
          </text:list>
          <text:list text:style-name="L1">
            <text:list-item>
              <text:p text:style-name="P2"><text:span text:style-name="T3">If packet had a reqnum of 0x0001...</text:span></text:p>
            </text:list-item>
          </text:list>
          <text:list text:style-name="L1">
            <text:list-item>
              <text:p text:style-name="P2"><text:span text:style-name="T3">Creates proxy_info if proxy IP was supplied</text:span></text:p>
            </text:list-item>
          </text:list>
          <text:list text:style-name="L1">
            <text:list-item>
              <text:p text:style-name="P2"><text:span text:style-name="T3">Sets first IP address (or hostname) that will be used for the connection</text:span></text:p>
            </text:list-item>
          </text:list>
          <text:list text:style-name="L1">
            <text:list-item>
              <text:p text:style-name="P2"><text:span text:style-name="T3">Filters out default file transfer messages</text:span></text:p>
            </text:list-item>
          </text:list>
          <text:list text:style-name="L1">
            <text:list-item>
              <text:p text:style-name="P2"><text:span text:style-name="T3">Creates oft_inf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6.594cm" svg:height="1.055cm" svg:x="2.967cm" svg:y="0.301cm">
          <draw:text-box>
            <text:p text:style-name="P4"><text:span text:style-name="T4">Gaim OSCAR PRPL File Receive Code Paths*</text:span></text:p>
          </draw:text-box>
        </draw:frame>
        <draw:custom-shape draw:style-name="gr4" draw:text-style-name="P6" draw:layer="layout" svg:width="3.175cm" svg:height="0.801cm" svg:x="1.278cm" svg:y="1.926cm">
          <text:p text:style-name="P1"><text:span text:style-name="T5">General / Di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175cm" svg:height="0.801cm" svg:x="5.088cm" svg:y="1.918cm">
          <text:p text:style-name="P1"><text:span text:style-name="T5">Redir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801cm" svg:x="8.898cm" svg:y="1.926cm">
          <text:p text:style-name="P1"><text:span text:style-name="T5">Proxy Stag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175cm" svg:height="0.801cm" svg:x="12.708cm" svg:y="1.918cm">
          <text:p text:style-name="P1"><text:span text:style-name="T5">Proxy Stag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175cm" svg:height="0.801cm" svg:x="16.518cm" svg:y="1.918cm">
          <text:p text:style-name="P1"><text:span text:style-name="T5">Proxy Stag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953cm" svg:height="1.807cm" svg:x="0.643cm" svg:y="25.604cm">
          <draw:text-box>
            <text:p text:style-name="P7"><text:span text:style-name="T6">*Expected codepaths only; error codepaths not shown. Also, ignored incoming packets omitted for clarity.</text:span></text:p>
          </draw:text-box>
        </draw:frame>
        <draw:line draw:style-name="gr10" draw:text-style-name="P9" draw:layer="layout" svg:x1="3.31cm" svg:y1="3.717cm" svg:x2="7.12cm" svg:y2="3.717cm">
          <text:p text:style-name="P10"/>
        </draw:line>
        <draw:frame draw:style-name="gr11" draw:text-style-name="P10" draw:layer="layout" svg:width="2.276cm" svg:height="0.963cm" svg:x="1.142cm" svg:y="3.294cm">
          <draw:text-box>
            <text:p text:style-name="P10">Start</text:p>
          </draw:text-box>
        </draw:frame>
        <draw:custom-shape draw:style-name="gr12" draw:text-style-name="P11" draw:layer="layout" svg:width="5.195cm" svg:height="4.785cm" svg:x="15.437cm" svg:y="3.179cm">
          <text:p text:style-name="P1"><text:span text:style-name="T2">oscar_xfer_ip_timeout()</text:span></text:p>
          <text:p text:style-name="P7"><text:span text:style-name="T3">This function is called whenever</text:span></text:p>
          <text:p text:style-name="P7"><text:span text:style-name="T3">a timer started in</text:span></text:p>
          <text:p text:style-name="P7"><text:span text:style-name="T3">oscar_xfer_init_recv() expires.</text:span></text:p>
          <text:p text:style-name="P7"><text:span text:style-name="T3">It cycles through possible IP</text:span></text:p>
          <text:p text:style-name="P7"><text:span text:style-name="T3">addresses as well as connection</text:span></text:p>
          <text:p text:style-name="P7"><text:span text:style-name="T3">methods such as redirection and</text:span></text:p>
          <text:p text:style-name="P7"><text:span text:style-name="T3">routing the transfer through</text:span></text:p>
          <text:p text:style-name="P7"><text:span text:style-name="T3">a proxy until either a connection</text:span></text:p>
          <text:p text:style-name="P7"><text:span text:style-name="T3">succeeds or all connection</text:span></text:p>
          <text:p text:style-name="P7"><text:span text:style-name="T3">methods fail and the transfer</text:span></text:p>
          <text:p text:style-name="P4"><text:span text:style-name="T3">is declared a failure. This function</text:span></text:p>
          <text:p text:style-name="P4"><text:span text:style-name="T3">is the main factor controlling the</text:span></text:p>
          <text:p text:style-name="P4"><text:span text:style-name="T3">code paths shown he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6.815cm" svg:height="1.217cm" svg:x="7.35cm" svg:y="5.794cm">
          <text:list text:style-name="L1">
            <text:list-item>
              <text:p text:style-name="P1"><text:span text:style-name="T2">oscar_xfer_init_recv()</text:span></text:p>
            </text:list-item>
          </text:list>
          <text:list text:style-name="L1">
            <text:list-item>
              <text:p text:style-name="P2"><text:span text:style-name="T3">Start timeout for this connection</text:span></text:p>
            </text:list-item>
          </text:list>
          <text:list text:style-name="L1">
            <text:list-item>
              <text:p text:style-name="P2"><text:span text:style-name="T3">Call gaim_proxy_connec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5.939cm" svg:height="1.853cm" svg:x="7.826cm" svg:y="8.621cm">
          <text:list text:style-name="L1">
            <text:list-item>
              <text:p text:style-name="P1"><text:span text:style-name="T2">oscar_xfer_proxylogin()</text:span></text:p>
            </text:list-item>
          </text:list>
          <text:list text:style-name="L1">
            <text:list-item>
              <text:p text:style-name="P2"><text:span text:style-name="T3">Set file descriptor for the connection</text:span></text:p>
            </text:list-item>
          </text:list>
          <text:list text:style-name="L1">
            <text:list-item>
              <text:p text:style-name="P2"><text:span text:style-name="T3">Send INIT SEND to proxy</text:span></text:p>
            </text:list-item>
          </text:list>
          <text:list text:style-name="L1">
            <text:list-item>
              <text:p text:style-name="P2"><text:span text:style-name="T3">Register oscar_xfer_proxylogin_cb as watch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5.939cm" svg:height="1.217cm" svg:x="7.825cm" svg:y="10.688cm">
          <text:list text:style-name="L1">
            <text:list-item>
              <text:p text:style-name="P1"><text:span text:style-name="T2">oscar_xfer_proxylogin_cb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5.939cm" svg:height="1.217cm" svg:x="7.825cm" svg:y="12.066cm">
          <text:list text:style-name="L1">
            <text:list-item>
              <text:p text:style-name="P1"><text:span text:style-name="T2">oscar_xfer_proxylogin_ack()</text:span></text:p>
            </text:list-item>
          </text:list>
          <text:list text:style-name="L1">
            <text:list-item>
              <text:p text:style-name="P2"><text:span text:style-name="T3">Store the IP and port from this proxy ACK</text:span></text:p>
            </text:list-item>
          </text:list>
          <text:list text:style-name="L1">
            <text:list-item>
              <text:p text:style-name="P2"><text:span text:style-name="T3">Send reply rendezvous request via chan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733cm" svg:height="1.853cm" svg:x="0.905cm" svg:y="8.773cm">
          <text:list text:style-name="L1">
            <text:list-item>
              <text:p text:style-name="P1"><text:span text:style-name="T2">oscar_xfer_proxylogin()</text:span></text:p>
            </text:list-item>
          </text:list>
          <text:list text:style-name="L1">
            <text:list-item>
              <text:p text:style-name="P2"><text:span text:style-name="T3">Set file descriptor for the connection</text:span></text:p>
            </text:list-item>
          </text:list>
          <text:list text:style-name="L1">
            <text:list-item>
              <text:p text:style-name="P2"><text:span text:style-name="T3">Send INIT RECV to proxy</text:span></text:p>
            </text:list-item>
          </text:list>
          <text:list text:style-name="L1">
            <text:list-item>
              <text:p text:style-name="P2"><text:span text:style-name="T3">Register oscar_xfer_proxylogin_cb as watch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733cm" svg:height="1.217cm" svg:x="0.877cm" svg:y="10.783cm">
          <text:list text:style-name="L1">
            <text:list-item>
              <text:p text:style-name="P1"><text:span text:style-name="T2">oscar_xfer_proxylogin_cb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733cm" svg:height="1.217cm" svg:x="0.877cm" svg:y="12.265cm">
          <text:list text:style-name="L1">
            <text:list-item>
              <text:p text:style-name="P1"><text:span text:style-name="T2">oscar_xfer_proxylogin_ready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5.969cm" svg:height="1.217cm" svg:x="14.734cm" svg:y="19.801cm">
          <text:list text:style-name="L1">
            <text:list-item>
              <text:p text:style-name="P1"><text:span text:style-name="T2">oscar_xfer_init_send()</text:span></text:p>
            </text:list-item>
          </text:list>
          <text:list text:style-name="L1">
            <text:list-item>
              <text:p text:style-name="P2"><text:span text:style-name="T3">Open listener on a port in the range <text:s/>5190-5199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986cm" svg:height="1.217cm" svg:x="14.752cm" svg:y="21.204cm">
          <text:list text:style-name="L1">
            <text:list-item>
              <text:p text:style-name="P1"><text:span text:style-name="T2">oscar_send_file_request()</text:span></text:p>
            </text:list-item>
          </text:list>
          <text:list text:style-name="L1">
            <text:list-item>
              <text:p text:style-name="P2"><text:span text:style-name="T3">Add oscar_callback as watcher</text:span></text:p>
            </text:list-item>
          </text:list>
          <text:list text:style-name="L1">
            <text:list-item>
              <text:p text:style-name="P2"><text:span text:style-name="T3">Send REQUEST on channel 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489cm" svg:x="14.726cm" svg:y="22.549cm">
          <text:list text:style-name="L1">
            <text:list-item>
              <text:p text:style-name="P1"><text:span text:style-name="T2">oscar_sendfile_estblsh()</text:span></text:p>
            </text:list-item>
          </text:list>
          <text:list text:style-name="L1">
            <text:list-item>
              <text:p text:style-name="P2"><text:span text:style-name="T3">Mark connection as success in oft_info</text:span></text:p>
            </text:list-item>
          </text:list>
          <text:list text:style-name="L1">
            <text:list-item>
              <text:p text:style-name="P2"><text:span text:style-name="T3">Remove watcher from listener connection (if any)</text:span></text:p>
            </text:list-item>
          </text:list>
          <text:list text:style-name="L1">
            <text:list-item>
              <text:p text:style-name="P2"><text:span text:style-name="T3">Kill listener connection (if any)</text:span></text:p>
            </text:list-item>
          </text:list>
          <text:list text:style-name="L1">
            <text:list-item>
              <text:p text:style-name="P2"><text:span text:style-name="T3">Register oscar_callback as watcher</text:span></text:p>
            </text:list-item>
          </text:list>
          <text:list text:style-name="L1">
            <text:list-item>
              <text:p text:style-name="P2"><text:span text:style-name="T3">Send file transfer hea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7.477cm" svg:height="1.217cm" svg:x="6.635cm" svg:y="23.015cm">
          <text:list text:style-name="L1">
            <text:list-item>
              <text:p text:style-name="P1"><text:span text:style-name="T2">oscar_sendfile_connected()</text:span></text:p>
            </text:list-item>
          </text:list>
          <text:list text:style-name="L1">
            <text:list-item>
              <text:p text:style-name="P2"><text:span text:style-name="T3">Send ACCEPT on channel 2</text:span></text:p>
            </text:list-item>
          </text:list>
          <text:list text:style-name="L1">
            <text:list-item>
              <text:p text:style-name="P2"><text:span text:style-name="T3">Send OFT hea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7.477cm" svg:height="1.535cm" svg:x="6.636cm" svg:y="24.381cm">
          <text:list text:style-name="L1">
            <text:list-item>
              <text:p text:style-name="P1"><text:span text:style-name="T2">oscar_sendfile_prompt()</text:span></text:p>
            </text:list-item>
          </text:list>
          <text:list text:style-name="L1">
            <text:list-item>
              <text:p text:style-name="P2"><text:span text:style-name="T3">Remove watcher from connection</text:span></text:p>
            </text:list-item>
          </text:list>
          <text:list text:style-name="L1">
            <text:list-item>
              <text:p text:style-name="P2"><text:span text:style-name="T3">Send Acknowledge OFT Header back in reply</text:span></text:p>
            </text:list-item>
          </text:list>
          <text:list text:style-name="L1">
            <text:list-item>
              <text:p text:style-name="P2"><text:span text:style-name="T3">Call gaim_xfer_start() to start the raw <text:s/>data flow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7.456cm" svg:height="1.217cm" svg:x="6.628cm" svg:y="26.194cm">
          <text:list text:style-name="L1">
            <text:list-item>
              <text:p text:style-name="P1"><text:span text:style-name="T2">oscar_xfer_end()</text:span></text:p>
            </text:list-item>
          </text:list>
          <text:list text:style-name="L1">
            <text:list-item>
              <text:p text:style-name="P2"><text:span text:style-name="T3">Kill connection</text:span></text:p>
            </text:list-item>
          </text:list>
          <text:list text:style-name="L1">
            <text:list-item>
              <text:p text:style-name="P2"><text:span text:style-name="T3">Remove transfer from internal list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7.478cm" svg:y1="25.095cm" svg:x2="14.191cm" svg:y2="25.442cm">
          <text:p text:style-name="P10"/>
        </draw:line>
        <draw:line draw:style-name="gr24" draw:text-style-name="P9" draw:layer="layout" svg:x1="7.297cm" svg:y1="6.841cm" svg:x2="3.955cm" svg:y2="8.74cm">
          <text:p text:style-name="P10"/>
        </draw:line>
        <draw:line draw:style-name="gr24" draw:text-style-name="P9" draw:layer="layout" svg:x1="9.434cm" svg:y1="7.002cm" svg:x2="9.434cm" svg:y2="8.605cm">
          <text:p text:style-name="P10"/>
        </draw:line>
        <draw:line draw:style-name="gr24" draw:text-style-name="P9" draw:layer="layout" svg:x1="7.51cm" svg:y1="7.002cm" svg:x2="7.51cm" svg:y2="22.931cm">
          <text:p text:style-name="P10"/>
        </draw:line>
        <draw:line draw:style-name="gr24" draw:text-style-name="P9" draw:layer="layout" svg:x1="3.234cm" svg:y1="13.496cm" svg:x2="6.949cm" svg:y2="22.984cm">
          <text:p text:style-name="P10"/>
        </draw:line>
        <draw:line draw:style-name="gr24" draw:text-style-name="P9" draw:layer="layout" svg:x1="10.824cm" svg:y1="13.309cm" svg:x2="10.824cm" svg:y2="22.904cm">
          <text:p text:style-name="P10"/>
        </draw:line>
        <draw:line draw:style-name="gr25" draw:text-style-name="P9" draw:layer="layout" svg:x1="12.561cm" svg:y1="7.029cm" svg:x2="20.632cm" svg:y2="9.435cm">
          <text:p text:style-name="P10"/>
        </draw:line>
        <draw:line draw:style-name="gr24" draw:text-style-name="P9" draw:layer="layout" svg:x1="20.632cm" svg:y1="9.461cm" svg:x2="20.632cm" svg:y2="19.831cm">
          <text:p text:style-name="P10"/>
        </draw:line>
        <draw:line draw:style-name="gr24" draw:text-style-name="P9" draw:layer="layout" svg:x1="12.133cm" svg:y1="7.002cm" svg:x2="14.94cm" svg:y2="9.407cm">
          <text:p text:style-name="P10"/>
        </draw:line>
        <draw:custom-shape draw:style-name="gr26" draw:text-style-name="P3" draw:layer="layout" svg:width="5.852cm" svg:height="2.226cm" svg:x="14.165cm" svg:y="9.427cm">
          <text:list text:style-name="L1">
            <text:list-item>
              <text:p text:style-name="P1"><text:span text:style-name="T2">oscar_incomingim_ch2()</text:span></text:p>
            </text:list-item>
          </text:list>
          <text:list text:style-name="L1">
            <text:list-item>
              <text:p text:style-name="P2"><text:span text:style-name="T3">If packet had a reqnum of 0x0003...</text:span></text:p>
            </text:list-item>
          </text:list>
          <text:list text:style-name="L1">
            <text:list-item>
              <text:p text:style-name="P2"><text:span text:style-name="T3">Creates proxy_info if proxy IP was supplied</text:span></text:p>
            </text:list-item>
          </text:list>
          <text:list text:style-name="L1">
            <text:list-item>
              <text:p text:style-name="P2"><text:span text:style-name="T3">Sets first IP address that will be used for the connec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.441cm" svg:height="1.205cm" svg:x="8.153cm" svg:y="7.112cm">
          <draw:text-box>
            <text:p text:style-name="P10"><text:span text:style-name="T7">If using stage 2 proxy</text:span></text:p>
          </draw:text-box>
        </draw:frame>
        <draw:frame draw:style-name="gr27" draw:text-style-name="P12" draw:layer="layout" svg:width="3.194cm" svg:height="0.635cm" svg:x="2.727cm" svg:y="7.166cm">
          <draw:text-box>
            <text:p text:style-name="P10"><text:span text:style-name="T7">If using stage 1 proxy</text:span></text:p>
          </draw:text-box>
        </draw:frame>
        <draw:frame draw:style-name="gr27" draw:text-style-name="P12" draw:layer="layout" svg:width="1.905cm" svg:height="0.635cm" draw:transform="rotate (-1.57079632679579) translate (7.561cm 7.262cm)">
          <draw:text-box>
            <text:p text:style-name="P10"><text:span text:style-name="T7">If Direct</text:span></text:p>
          </draw:text-box>
        </draw:frame>
        <draw:frame draw:style-name="gr27" draw:text-style-name="P12" draw:layer="layout" svg:width="2.278cm" svg:height="0.635cm" draw:transform="rotate (-1.57079632679579) translate (20.684cm 9.454cm)">
          <draw:text-box>
            <text:p text:style-name="P10"><text:span text:style-name="T7">If Redirected</text:span></text:p>
          </draw:text-box>
        </draw:frame>
        <draw:frame draw:style-name="gr27" draw:text-style-name="P12" draw:layer="layout" svg:width="1.441cm" svg:height="1.205cm" svg:x="11.28cm" svg:y="7.192cm">
          <draw:text-box>
            <text:p text:style-name="P10"><text:span text:style-name="T7">If using stage 3 proxy</text:span></text:p>
          </draw:text-box>
        </draw:frame>
        <draw:custom-shape draw:style-name="gr28" draw:text-style-name="P3" draw:layer="layout" svg:width="5.809cm" svg:height="1.853cm" svg:x="14.22cm" svg:y="11.821cm">
          <text:list text:style-name="L1">
            <text:list-item>
              <text:p text:style-name="P1"><text:span text:style-name="T2">oscar_xfer_proxylogin()</text:span></text:p>
            </text:list-item>
          </text:list>
          <text:list text:style-name="L1">
            <text:list-item>
              <text:p text:style-name="P2"><text:span text:style-name="T3">Set file descriptor for the connection</text:span></text:p>
            </text:list-item>
          </text:list>
          <text:list text:style-name="L1">
            <text:list-item>
              <text:p text:style-name="P2"><text:span text:style-name="T3">Send INIT RECV to proxy</text:span></text:p>
            </text:list-item>
          </text:list>
          <text:list text:style-name="L1">
            <text:list-item>
              <text:p text:style-name="P2"><text:span text:style-name="T3">Register oscar_xfer_proxylogin_cb as watch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5.809cm" svg:height="1.217cm" svg:x="14.219cm" svg:y="13.831cm">
          <text:list text:style-name="L1">
            <text:list-item>
              <text:p text:style-name="P1"><text:span text:style-name="T2">oscar_xfer_proxylogin_cb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5.809cm" svg:height="1.217cm" svg:x="14.219cm" svg:y="15.313cm">
          <text:list text:style-name="L1">
            <text:list-item>
              <text:p text:style-name="P1"><text:span text:style-name="T2">oscar_xfer_proxylogin_ready()</text:span></text:p>
            </text:list-item>
          </text:list>
          <text:list text:style-name="L1">
            <text:list-item>
              <text:p text:style-name="P2"><text:span text:style-name="T3">Read packet via aim_rv_proxy_read, then dispatc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4.779cm" svg:y1="16.57cm" svg:x2="12.374cm" svg:y2="22.877cm">
          <text:p text:style-name="P10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01cm" fo:margin-bottom="0.529cm" fo:margin-left="0.643cm" fo:margin-right="0.65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meta:creation-date>2005-08-12T20:58:20</meta:creation-date>
    <dc:date>2005-08-19T15:30:50</dc:date>
    <meta:print-date>2005-08-13T12:13:27</meta:print-date>
    <dc:language>en-US</dc:language>
    <meta:editing-cycles>17</meta:editing-cycles>
    <meta:editing-duration>PT12H18M45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